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7cm" table:align="margins" style:shadow="none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background-color="#eeeeee" fo:padding="0.097cm" fo:border="none">
        <style:background-image/>
      </style:table-cell-properties>
    </style:style>
    <style:style style:name="P1" style:family="paragraph" style:parent-style-name="Text_20_body">
      <style:text-properties fo:font-size="12pt" officeooo:rsid="00189b7b" officeooo:paragraph-rsid="00189b7b" style:font-size-asian="12pt" style:font-size-complex="12pt"/>
    </style:style>
    <style:style style:name="P2" style:family="paragraph" style:parent-style-name="Text_20_body">
      <style:text-properties fo:font-size="12pt" officeooo:rsid="00189b7b" officeooo:paragraph-rsid="001a0ccb" style:font-size-asian="12pt" style:font-size-complex="12pt"/>
    </style:style>
    <style:style style:name="P3" style:family="paragraph" style:parent-style-name="Text_20_body">
      <style:text-properties fo:font-size="12pt" officeooo:rsid="00189b7b" officeooo:paragraph-rsid="001a1e52" style:font-size-asian="12pt" style:font-size-complex="12pt"/>
    </style:style>
    <style:style style:name="P4" style:family="paragraph" style:parent-style-name="Text_20_body">
      <style:text-properties fo:font-size="12pt" officeooo:rsid="00189b7b" officeooo:paragraph-rsid="001a29b9" style:font-size-asian="12pt" style:font-size-complex="12pt"/>
    </style:style>
    <style:style style:name="P5" style:family="paragraph" style:parent-style-name="Heading_20_3">
      <style:text-properties fo:font-size="12pt" style:font-size-asian="12pt" style:font-size-complex="12pt"/>
    </style:style>
    <style:style style:name="P6" style:family="paragraph" style:parent-style-name="Table_20_Contents">
      <style:text-properties fo:font-size="12pt" officeooo:rsid="001a0ccb" officeooo:paragraph-rsid="001a0ccb" style:font-size-asian="12pt" style:font-size-complex="12pt"/>
    </style:style>
    <style:style style:name="T1" style:family="text">
      <style:text-properties officeooo:rsid="001a1e5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a29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详细说明</text:h>
      <text:p text:style-name="P1"><text:tab/>QGraphicsScene类提供一个表面，用于管理大量的2D图形项。</text:p>
      <text:p text:style-name="P2"><text:tab/>该类用作QGraphicsItems的容器。它和用于显示可视化图形项的QGraphicsView一起使用，诸如线条，矩形，文字，或甚至自定义项目，一个2D界面。 QGraphicsScene的图形视图框架的一部分。</text:p>
      <text:p text:style-name="P1"><text:tab/>QGraphicsScene提供的函数可以让你有效地确定项目的位置，并确定哪些项目在场景之内可见。使用QGraphicsView部件，你可以想像整个场景，或者放大查看场景的唯一部分。</text:p>
      <text:p text:style-name="P1">例：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6">QGraphicsScene scene;</text:p>
            <text:p text:style-name="P6">scene.addText("Hello, world!");</text:p>
            <text:p text:style-name="P6"></text:p>
            <text:p text:style-name="P6">QGraphicsView view(&amp;scene);</text:p>
            <text:p text:style-name="P6">view.show();</text:p>
          </table:table-cell>
        </table:table-row>
      </table:table>
      <text:p text:style-name="P1"/>
      <text:p text:style-name="P1"><text:tab/>需要注意的是，QGraphicsScene有它自己的不显示的部分；它仅管理的项目。您需要创建一个QGraphicsView显示可视化的场景。</text:p>
      <text:p text:style-name="P1"><text:tab/>要将项目添加到一个场景，你通过构建一个QGraphicsScene对象开始。然后，你有两个选择：要么通过调用addItem()添加现有QGraphicsItem对象，或者您也可以调用以下方便函数之一：addEllipse之一()，addLine()addPath()，addPixmap()，addPolygon()，addRect<text:span text:style-name="T1">()</text:span>，或addText()，它们都返回一个指向新添加的项目。与这些函数添加的项目的尺寸是相对于项目的坐标系，并且项目位置在场景初始化为（0,0）。</text:p>
      <text:p text:style-name="P1"><text:tab/>然后，您可以使用的QGraphicsView可视化场景。当场景变化，（例如，当一个项目移动或转换）QGraphicsScene发出<text:span text:style-name="T1">changed</text:span>()信号。要删除项目，调用removeItem()。</text:p>
      <text:p text:style-name="P3"><text:tab/>QGraphicsScene使用一个索引算法，以有效地管理项目的位置。默认情况下，使用BSP（二进制空间划分）树；算法适用于大场景中的大部分项目保持不变（即不走动）。您可以选择通过调用setItemIndexMethod()禁用该索引。</text:p>
      <text:p text:style-name="P3"><text:tab/>场景的边界矩形通过调用setSceneRect()设置。项目可以被放置在场景的任何位置，场景的尺寸为默认无限制。场景矩形只用于内部簿记，维护场景的项目索引。如果场景矩形没有设置，QGraphicsScene将使用所有项目的边界区域，由itemsBoundingRect()的返回，作为场景矩形。然而，itemsBoundingRect()是一个相对耗时的函数，因为它收集有关的场景的每个项目的位置信息。正因为如此，你应该总是在大场面时，正确设置场景。</text:p>
      <text:p text:style-name="P3"><text:tab/>其中一个QGraphicsScene最大的优势是它能够有效地确定项目的位置。甚至与数以百万计在场景的项目，所述<text:span text:style-name="T1">items</text:span>()函数可以在几毫秒内确定一个项目的位置。有几个<text:span text:style-name="T1">item</text:span>()重载函数：一个查找物品在特定位置，一个发现里面或具有多边形或矩形，并且更交叉项。返回的项目清单通过堆叠顺序排列，最上面的项目是在列表中的第一项。为方便起见，也有一个<text:soft-page-break/>itemAt()函数返回在给定的位置上的最上面的项目。</text:p>
      <text:p text:style-name="P3"><text:tab/>QGraphicsScene保存选择信息。调用setSelectionArea()选择项目，调用clearSelection()清除当前的选择。调用selectedItems()来获取所有选定的项目清单。</text:p>
      <text:p text:style-name="P1"><text:span text:style-name="T2">事件处理和传播</text:span></text:p>
      <text:p text:style-name="P4"><text:tab/>QGraphicsScene的另一种职责，是从QGraphicsView传播事件。要发送一个事件到场景，你要构造一个继承QEvent的事件，然后使用，例如，QApplication ::SendEvent()。<text:span text:style-name="T3">event</text:span>()负责调度事件的单个项目。一些常见的事件有方便的事件处理程序。例如，按键事件被keyPressEvent()处理，按下鼠标事件是由mousePressEvent<text:span text:style-name="T3">()</text:span>处理。</text:p>
      <text:p text:style-name="P1"><text:tab/>键事件被传递到焦点项。要设置焦点项目，你可以调用setFocusItem()，传递一个接受焦点的项目，或者项目本身可以调用QGraphicsItem ::setFocus()。调用focusItem()来得到当前的焦点项目。对于控件的兼容性，场景还保持着自己的焦点信息。默认情况下，场景没有焦点，并且所有按键事件将被丢弃。如果的setFocus()被调用时，或者在场景的项目获得焦点，场景自动获得焦点。如果场景有焦点，hasFocus()将返回true，而键盘事件将被转发到焦点项目，如果有的话。如果场景失去焦点，（即有人调用clearFocus()），而一个项目具有焦点时，场景将保存其项目焦点的信息，一旦场景重新获得焦点，这将确保最后的项目获得焦点。</text:p>
      <text:p text:style-name="P1"><text:tab/>对于鼠标悬停效果，QGraphicsScene调度悬停事件。如果一个项目接受悬停事件（见QGraphicsItem :: acceptHoverEvents()），它会当鼠标进入它的面积获得GraphicsSceneHoverEnter事件。当鼠标移动继续该项目的区域内，QGraphicsScene将发送GraphicsSceneHoverMove事件。当鼠标离开项目的地区，该项目将获得GraphicsSceneHoverLeave事件。</text:p>
      <text:p text:style-name="P1"><text:tab/>所有鼠标事件被传递到当前鼠标采集项目。一个项目成为了现场的鼠标抓取者，如果它接受鼠标事件（见QGraphicsItem :: acceptedMouseButtons()）和接收鼠标按下。它停留鼠标抓取器，直到它接收一个鼠标释放在没有其他鼠标按钮被按下。您可以调用mouseGrabberItem()，以确定哪些项目，目前抓住了鼠标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4T22:53:53.750925898</meta:creation-date>
    <dc:date>2015-12-24T23:27:37.134519457</dc:date>
    <meta:editing-duration>PT33M6S</meta:editing-duration>
    <meta:editing-cycles>3</meta:editing-cycles>
    <meta:generator>LibreOffice/4.2.8.2$Linux_X86_64 LibreOffice_project/420m0$Build-2</meta:generator>
    <meta:document-statistic meta:table-count="1" meta:image-count="0" meta:object-count="0" meta:page-count="2" meta:paragraph-count="22" meta:word-count="1436" meta:character-count="2317" meta:non-whitespace-character-count="2289"/>
  </office:meta>
</office:document-meta>
</file>